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f034" officeooo:paragraph-rsid="000af034"/>
    </style:style>
    <style:style style:name="P2" style:family="paragraph" style:parent-style-name="Standard">
      <style:text-properties officeooo:rsid="000af034" officeooo:paragraph-rsid="000e1d77"/>
    </style:style>
    <style:style style:name="P3" style:family="paragraph" style:parent-style-name="Standard">
      <style:text-properties officeooo:rsid="000e1d77" officeooo:paragraph-rsid="000e1d77"/>
    </style:style>
    <style:style style:name="T1" style:family="text">
      <style:text-properties officeooo:rsid="000e1d77"/>
    </style:style>
    <style:style style:name="T2" style:family="text">
      <style:text-properties officeooo:rsid="001007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ef 2: Typeface Study</text:p>
      <text:p text:style-name="P1"/>
      <text:p text:style-name="P2">The key aspects of the Garamond typeface that we wanted to emphasize are its elegance and high legibility. To design our posters, we needed to think of a visual concept that fitted these key elements. I came up with the (exaggerated) idea of using space as a visual and physical concept to evoke an exam<text:span text:style-name="T1">p</text:span>le of a real-life situation in which high legibility could be challenging and where elegance could be <text:span text:style-name="T1">grasped both literally and</text:span> in the metaphoric sense. <text:span text:style-name="T1">The intent was to create exaggerate Garamond’s high legibility by saying that you can read Garamond from space. The second part of the visual concept was to play with the theme of Garamond being also “down to earth” in the sense that it is a hugely popular handwritten, literature-friendly font that makes it easy for everyone to enjoy a good read. One such example is the humble newspaper or the Harry Potter book. </text:span></text:p>
      <text:p text:style-name="P3">During the production phase, we iterated several times around the concept of using mathematical symbols to evoke the elegance of the typeface, but something interesting emerged as we worked: the strong shape of a black hole came forward instead of the sun, creating a strongly visual impression (yet not dominant) evocative of the depth of space and the light-absorbing nature of black holes. We decided to keep the black hole to play around the idea that Garamond is so visible that even a black hole cannot absorb its reflected light (the description above remaining dominant visually). The black hole, we realized, also looks like the pupil of an eye looking into space (“Visible from space.”). <text:span text:style-name="T2">A related idea to that of elegance is the beauty of stars, which we purposefully included on the posters, that can also be connected to the context of choice for Garamond: to print books. We wanted to evoke the brillance of luminaries and intellectuals reading books and creating knowledge and the general beauty of this endeavor—space seemed the proper fit for these intentions.</text:span></text:p>
      <text:p text:style-name="P3"/>
      <text:p text:style-name="P3">Another important aspect of our diptych is the diagonal movement between the two posters—we used a diagonal line to cross the two posters and visually evoke the “down to earth” concept.</text:p>
      <text:p text:style-name="P3">For all the elements in the diptych, we used rules of composition (rule of thirds, grid) and symmetry for the space side of the poster (to evoke elegance, albeit not directly stating it with text). The text used to fill the earth is an actual 1542 (edition Jean Martin) manuscript written in Old French printed Garamond. <text:span text:style-name="T2">Correspondingly, the yellow of the earth was chosen to illustrate the colour of old paper and <text:s/>the universality of printed paper.</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8:38:23.282000000</meta:creation-date>
    <dc:date>2019-11-13T19:04:38.811000000</dc:date>
    <meta:editing-duration>PT12M3S</meta:editing-duration>
    <meta:editing-cycles>3</meta:editing-cycles>
    <meta:generator>LibreOffice/6.1.2.1$Windows_X86_64 LibreOffice_project/65905a128db06ba48db947242809d14d3f9a93fe</meta:generator>
    <meta:document-statistic meta:table-count="0" meta:image-count="0" meta:object-count="0" meta:page-count="1" meta:paragraph-count="6" meta:word-count="444" meta:character-count="2610" meta:non-whitespace-character-count="2170"/>
  </office:meta>
</office:document-meta>
</file>